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8a8a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36491784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TODO">☐ <text:span text:style-name="T73">Add it to toolbar or assign a keyboard shortcu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3T14:49:39.973194500</dc:date>
    <meta:editing-duration>P2DT5H14M40S</meta:editing-duration>
    <meta:editing-cycles>122</meta:editing-cycles>
    <meta:generator>LibreOffice/25.2.1.2$Windows_X86_64 LibreOffice_project/d3abf4aee5fd705e4a92bba33a32f40bc4e56f49</meta:generator>
    <meta:document-statistic meta:table-count="1" meta:image-count="3" meta:object-count="0" meta:page-count="18" meta:paragraph-count="321" meta:word-count="5186" meta:character-count="32128" meta:non-whitespace-character-count="2687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